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in" fo:margin-bottom="0in" style:contextual-spacing="false" fo:line-height="150%"/>
      <style:text-properties officeooo:paragraph-rsid="00f643f0"/>
    </style:style>
    <style:style style:name="P6"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7" style:family="paragraph" style:parent-style-name="Contents_20_Heading" style:master-page-name="">
      <style:paragraph-properties style:page-number="auto"/>
    </style:style>
    <style:style style:name="T1" style:family="text">
      <style:text-properties officeooo:rsid="00f643f0"/>
    </style:style>
    <style:style style:name="T2" style:family="text">
      <style:text-properties officeooo:rsid="00f755cd"/>
    </style:style>
    <style:style style:name="T3" style:family="text">
      <style:text-properties style:font-name="Liberation Serif" fo:font-size="12pt" fo:font-style="normal" fo:font-weight="normal" officeooo:rsid="00dea463" style:font-size-asian="12pt" style:font-style-asian="normal" style:font-weight-asian="normal" style:font-size-complex="12pt" style:font-style-complex="normal" style:font-weight-complex="normal"/>
    </style:style>
    <style:style style:name="T4" style:family="text">
      <style:text-properties officeooo:rsid="00f80d89"/>
    </style:style>
    <style:style style:name="T5" style:family="text">
      <style:text-properties officeooo:rsid="00f9557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index-body>
      </text:table-of-content>
      <text:p text:style-name="P5"><text:span text:style-name="T3">MATERIALES METÁLICOS</text:span></text:p>
      <text:p text:style-name="P3"><text:span text:style-name="T1">Se</text:span> denomina ___________<text:span text:style-name="T5"> </text:span>a los elementos químicos caracterizados por ser buenos conductores del ____________ y la _______________, poseer alta ________________, y ser ______________ a temperaturas normales (excepto el mercurio y el galio). <text:span text:style-name="T5">Generalmente son _________________ </text:span>de la luz, lo que le<text:span text:style-name="T2">s</text:span> da su peculiar brillo. El concepto de metal refiere tanto a elementos puros, así como <text:span text:style-name="T2">a</text:span> ________________ con características metálicas, como el acero <text:span text:style-name="T2">(__________________ __________)</text:span> y el bronce <text:span text:style-name="T2">(______________________)</text:span>. Los metales comprenden la mayor parte de la <text:a xlink:type="simple" xlink:href="https://s1.significados.com/foto/tabla-periodica-de-los-elementos.jpg">tabla periódica de los elementos</text:a> y se separan de los no metales por una línea diagonal entre el boro y el polonio. Se extraen de los minerales de <text:span text:style-name="T2">de </text:span>las rocas (menas). Los materiales metálicos cuyo componente principal es el ____________________ se llaman ferrosos, el resto se llaman no ferrosos, como <text:span text:style-name="T2">el _________________________________________________</text:span>, etc.</text:p>
      <text:p text:style-name="P3"/>
      <text:p text:style-name="P4">PRINCIPALES PROPIEDADES MECÁNICAS DE LOS METALES</text:p>
      <text:p text:style-name="P4">1-Plasticidad </text:p>
      <text:p text:style-name="P4">Es la propiedad mecánica de los metales completamente opuesta a la ________________________. La plasticidad se define como la capacidad que tienen los metales de ____________________ la forma que les fue dada después de ser sometidos a un esfuerzo. Los metales, usualmente son altamente _________________________, por esta razón, una vez son deformados, fácilmente conservarán su nueva <text:span text:style-name="T5">FORMA</text:span>.</text:p>
      <text:p text:style-name="P4"/>
      <text:p text:style-name="P4">2-Fragilidad</text:p>
      <text:p text:style-name="P4">La fragilidad es una propiedad completamente opuesta a la tenacidad, ya que denota la facilidad con la que un metal puede ser _____________ una vez es sometido a un esfuerzo. En muchas ocasiones, los metales son ________________ unos con otros para reducir su coeficiente de ______________ y poder tolerar más las cargas. La fragilidad también se define como fatiga durante las pruebas de resistencia mecánica de los metales. De esta manera, un metal puede ser sometido varias veces al <text:soft-page-break/>mismo esfuerzo antes de ___________________ y arrojar un resultado concluyente sobre su fragilidad.</text:p>
      <text:p text:style-name="P4"/>
      <text:p text:style-name="P4">3-Maleabilidad</text:p>
      <text:p text:style-name="P4">La maleabilidad hace alusión a la facilidad que tiene un metal para ser _________________ sin que esto represente una ruptura en su estructura. Muchos metales o aleaciones metálicas cuentan con un alto coeficiente de maleabilidad, este es el caso del aluminio que es altamente maleable, o el acero inoxidable.</text:p>
      <text:p text:style-name="P4"/>
      <text:p text:style-name="P4">4-Dureza</text:p>
      <text:p text:style-name="P4">La dureza se define como la resistencia que opone un metal ante agentes abrasivos. Es la resistencia que tiene cualquier metal a ser ________________ o penetrado por un cuerpo. La mayoría de metales requieren de ser aleados en algún porcentaje para aumentar su _________________. Este es el caso del oro, que por sí solo no lograría ser tan duro como lo es cuando se mezcla con el bronce. Históricamente, la dureza se medía en una escala empírica, determinada por la capacidad que tenía un metal de rayar a otro o de resistir el impacto de un ___________________. Hoy en día, la dureza de los metales es medida con procedimiento estandarizados como lo son el test de Rockwell, Vickers o Brinell. Todos estos tests buscan arrojar resultados concluyentes sin dañar mayormente el metal que está siendo estudiado.</text:p>
      <text:p text:style-name="P4"/>
      <text:p text:style-name="P4">5-Ductilidad</text:p>
      <text:p text:style-name="P4">La ductilidad es la <text:span text:style-name="T5">capacidad</text:span> que tiene un metal para deformarse antes de ________________. En este sentido, es una propiedad mecánica completamente opuesta a la __________________. La ductilidad puede ser dada como un porcentaje de elongación máximo o como un máximo de reducción de área. Una forma elemental de explicar dúctil<text:span text:style-name="T5">idad</text:span> <text:span text:style-name="T5">de</text:span> material, <text:span text:style-name="T5">es</text:span> su capacidad para ser transformado en _____________ o _______________. Un metal altamente dúctil es el _________.</text:p>
      <text:p text:style-name="P4"/>
      <text:p text:style-name="P4"/>
      <text:p text:style-name="P6">6-Elasticidad</text:p>
      <text:p text:style-name="P4">La elasticidad que define como la capacidad que tiene un metal para recuperar su ___________ después de haber sido sometido a una fuerza externa. En general, los metales ____ son muy elásticos, por esta razón es común que presenten ___________________ o rastros de golpes de los que nunca se recuperarán. Cuando un metal es elástico, también se puede decir que es resiliente, ya que es capaz de absorber de forma elástica la ______________ que le está provocando una deformación.</text:p>
      <text:p text:style-name="P4"/>
      <text:p text:style-name="P4">7-Tenacidad</text:p>
      <text:p text:style-name="P4">La tenacidad es el concepto opuesto a la _____________________, ya que denota la capacidad que tiene un material de resistir la aplicación de una fuerza externa sin ________________. Los metales y sus aleaciones son, generalmente, tenaces. Este es el caso del ______________, cuya tenacidad le permite ser apto para aplicaciones de construcción que requieran de soportar altas _____________ sin que haya lugar a rupturas. La tenacidad de los metales puede ser medida en diferentes escalas. En algunas pruebas, se aplican cantidades relativamente pequeñas de fuerza a un metal, como ligeros impactos o choques. En otras ocasiones, es común que sean aplicadas fuerzas mayores. De cualquier manera, el coeficiente de tenacidad de un metal será dado en la medida en la que éste no presente ningún tipo de ____________________ después de haber sido sometido a un esfuerzo.</text:p>
      <text:p text:style-name="P4"/>
      <text:p text:style-name="P4">8-Rigidez</text:p>
      <text:p text:style-name="P4">La rigidez es una propiedad mecánica propia de los metales. Esta tiene lugar cuando una fuerza externa es aplicada a un metal y éste debe desarrollar una fuerza interna para soportarla. Esta fuerza interna se denomina “estrés”. De esta manera, la rigidez es la capacidad que tiene un metal de ___________________ a la deformación durante la presencia del estrés.</text:p>
      <text:p text:style-name="P4"/>
      <text:p text:style-name="P4"/>
      <text:p text:style-name="P6">9-Variabilidad de las propiedades</text:p>
      <text:p text:style-name="P4">Los tests de propiedades mecánicas de los metales no siempre producen los mismos resultados, esto se debe a los posibles cambios en el tipo de equipo, procedimiento, u operario que se usa durante las pruebas.Sin embargo, incluso cuando todos estos parámetros son controlados, existe un pequeño margen en la variación de los resultados de las propiedades mecánicas de los metales. Esto se debe a que <text:span text:style-name="T4">en general</text:span> la fabricación o proceso de extracción de los metales <text:span text:style-name="T4">difiere</text:span>. Por lo tanto, los resultados a la hora de medir las propiedades de los metales se pueden ver alterados. Con el objetivo de mitigar estas diferencias, se recomienda realizar varias veces la misma prueba de resistencia mecánica en el mismo material, pero en diferentes muestras seleccionadas de forma aleatori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f643f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canizado</text:span><text:tab/><text:span text:style-name="MT1">Materiales</text:span><text:tab/><text:span text:style-name="MT1">02</text:span>/2<text:span text:style-name="MT1">4</text:span></text:p>
      </style:header>
      <style:footer>
        <text:p text:style-name="MP2">Paulino Posada<text:tab/><text:tab/>pág. <text:page-number text:select-page="current">4</text:page-number> de <text:page-count>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05T07:25:12.549190249</dc:date>
    <meta:editing-duration>PT17H4M54S</meta:editing-duration>
    <meta:editing-cycles>186</meta:editing-cycles>
    <meta:generator>LibreOffice/4.2.8.2$Linux_x86 LibreOffice_project/420m0$Build-2</meta:generator>
    <meta:document-statistic meta:table-count="0" meta:image-count="0" meta:object-count="0" meta:page-count="4" meta:paragraph-count="24" meta:word-count="967" meta:character-count="6234" meta:non-whitespace-character-count="5289"/>
  </office:meta>
</office:document-meta>
</file>